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7b1" officeooo:paragraph-rsid="0003e7b1"/>
    </style:style>
    <style:style style:name="T1" style:family="text">
      <style:text-properties officeooo:rsid="00059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ode Académie est une formation dispensée par Simplon <text:span text:style-name="T1">( réseau de fabrique labellisé Grande Ecole du Numérique, <text:s/>qui propose des formation gratuite). Propulsée l’organisme FACE, ce cursus a pour but d’insérer professionnellement <text:s/>des « gens » éloignés du marché de l’emploi et de les former ainsi à des métiers « en tension ». Dispensée en huit mois et sanctionnée par un titre RNCP, la formation est axée sur le développement web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47:01.233574358</meta:creation-date>
    <dc:date>2017-06-22T17:11:06.504695175</dc:date>
    <meta:editing-duration>PT24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2" meta:character-count="435" meta:non-whitespace-character-count="361"/>
  </office:meta>
</office:document-meta>
</file>